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Predefinito-title">
      <style:graphic-properties draw:auto-grow-height="true" fo:min-height="2.629cm" loext:decorative="false"/>
      <style:paragraph-properties style:writing-mode="lr-tb"/>
    </style:style>
    <style:style style:name="pr2" style:family="presentation" style:parent-style-name="Predefinito-subtitle">
      <style:graphic-properties draw:fill-color="#ffffff" draw:textarea-vertical-align="top" draw:auto-grow-height="true" fo:min-height="9.134cm" loext:decorative="false"/>
      <style:paragraph-properties style:writing-mode="lr-tb"/>
    </style:style>
    <style:style style:name="pr3" style:family="presentation" style:parent-style-name="Predefinito-notes">
      <style:graphic-properties draw:fill-color="#ffffff" fo:min-height="13.364cm" loext:decorative="false"/>
      <style:paragraph-properties style:writing-mode="lr-tb"/>
    </style:style>
    <style:style style:name="pr4" style:family="presentation" style:parent-style-name="Predefinito-title">
      <style:graphic-properties fo:min-height="2.629cm" loext:decorative="false"/>
      <style:paragraph-properties style:writing-mode="lr-tb"/>
    </style:style>
    <style:style style:name="pr5" style:family="presentation" style:parent-style-name="Predefinito-outline1">
      <style:graphic-properties fo:min-height="8.884cm" loext:decorative="false"/>
      <style:paragraph-properties style:writing-mode="lr-tb"/>
    </style:style>
    <style:style style:name="pr6" style:family="presentation" style:parent-style-name="Predefinito-outline1">
      <style:graphic-properties draw:auto-grow-height="true" draw:fit-to-size="false" style:shrink-to-fit="false" fo:min-height="11.273cm" loext:decorative="false"/>
      <style:paragraph-properties style:writing-mode="lr-tb"/>
    </style:style>
    <style:style style:name="co1" style:family="table-column">
      <style:table-column-properties style:column-width="3.07cm" style:use-optimal-column-width="false"/>
    </style:style>
    <style:style style:name="co2" style:family="table-column">
      <style:table-column-properties style:column-width="10.844cm" style:use-optimal-column-width="false"/>
    </style:style>
    <style:style style:name="co3" style:family="table-column">
      <style:table-column-properties style:column-width="2.447cm" style:use-optimal-column-width="false"/>
    </style:style>
    <style:style style:name="co4" style:family="table-column">
      <style:table-column-properties style:column-width="2.396cm" style:use-optimal-column-width="false"/>
    </style:style>
    <style:style style:name="co5" style:family="table-column">
      <style:table-column-properties style:column-width="2.346cm" style:use-optimal-column-width="false"/>
    </style:style>
    <style:style style:name="co6" style:family="table-column">
      <style:table-column-properties style:column-width="2.371cm" style:use-optimal-column-width="false"/>
    </style:style>
    <style:style style:name="co7" style:family="table-column">
      <style:table-column-properties style:column-width="2.457cm" style:use-optimal-column-width="false"/>
    </style:style>
    <style:style style:name="co8" style:family="table-column">
      <style:table-column-properties style:column-width="12.349cm" style:use-optimal-column-width="false"/>
    </style:style>
    <style:style style:name="co9" style:family="table-column">
      <style:table-column-properties style:column-width="2.072cm" style:use-optimal-column-width="false"/>
    </style:style>
    <style:style style:name="co10" style:family="table-column">
      <style:table-column-properties style:column-width="2.146cm" style:use-optimal-column-width="false"/>
    </style:style>
    <style:style style:name="co11" style:family="table-column">
      <style:table-column-properties style:column-width="2.15cm" style:use-optimal-column-width="false"/>
    </style:style>
    <style:style style:name="co12" style:family="table-column">
      <style:table-column-properties style:column-width="2.432cm" style:use-optimal-column-width="false"/>
    </style:style>
    <style:style style:name="co13" style:family="table-column">
      <style:table-column-properties style:column-width="11.725cm" style:use-optimal-column-width="false"/>
    </style:style>
    <style:style style:name="co14" style:family="table-column">
      <style:table-column-properties style:column-width="2.122cm" style:use-optimal-column-width="false"/>
    </style:style>
    <style:style style:name="co15" style:family="table-column">
      <style:table-column-properties style:column-width="2.246cm" style:use-optimal-column-width="false"/>
    </style:style>
    <style:style style:name="co16" style:family="table-column">
      <style:table-column-properties style:column-width="2.297cm" style:use-optimal-column-width="false"/>
    </style:style>
    <style:style style:name="co17" style:family="table-column">
      <style:table-column-properties style:column-width="2.171cm" style:use-optimal-column-width="false"/>
    </style:style>
    <style:style style:name="co18" style:family="table-column">
      <style:table-column-properties style:column-width="2.3cm" style:use-optimal-column-width="false"/>
    </style:style>
    <style:style style:name="ro1" style:family="table-row">
      <style:table-row-properties style:row-height="1.134cm" style:use-optimal-row-height="false"/>
    </style:style>
    <style:style style:name="ro2" style:family="table-row">
      <style:table-row-properties style:row-height="2.25cm" style:use-optimal-row-height="false"/>
    </style:style>
    <style:style style:name="ro3" style:family="table-row">
      <style:table-row-properties style:row-height="1.623cm" style:use-optimal-row-height="false"/>
    </style:style>
    <style:style style:name="ro4" style:family="table-row">
      <style:table-row-properties style:row-height="3.554cm" style:use-optimal-row-height="false"/>
    </style:style>
    <style:style style:name="ro5" style:family="table-row">
      <style:table-row-properties style:row-height="3.075cm" style:use-optimal-row-height="false"/>
    </style:style>
    <style:style style:name="ro6" style:family="table-row">
      <style:table-row-properties style:row-height="2.843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text-properties style:font-name="Liberation Sans" fo:font-size="16pt" fo:language="en" fo:country="US" style:letter-kerning="true" style:font-name-asian="Noto Sans CJK SC" style:font-size-asian="18pt" style:font-name-complex="Noto Sans Devanagari2" style:font-size-complex="16pt"/>
    </style:style>
    <style:style style:name="P1" style:family="paragraph">
      <style:paragraph-properties fo:margin-left="1cm" fo:margin-right="0cm" fo:text-align="start" fo:text-indent="0cm"/>
    </style:style>
    <style:style style:name="P2" style:family="paragraph">
      <loext:graphic-properties draw:fill-color="#ffffff"/>
      <style:paragraph-properties fo:text-align="start"/>
      <style:text-properties fo:font-size="20pt" style:font-size-asian="20pt" style:font-size-complex="20pt"/>
    </style:style>
    <style:style style:name="P3" style:family="paragraph">
      <loext:graphic-properties draw:fill-color="#ffffff"/>
    </style:style>
    <style:style style:name="P4" style:family="paragraph">
      <style:text-properties fo:font-size="20pt" style:font-size-asian="20pt" style:font-size-complex="20pt"/>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24pt" fo:font-style="italic" style:font-size-asian="24pt" style:font-style-asian="italic" style:font-size-complex="24pt" style:font-style-complex="italic"/>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style:paragraph-properties fo:text-align="center"/>
      <style:text-properties fo:font-size="16pt" fo:font-weight="bold" style:font-size-complex="16pt" style:font-weight-complex="bold"/>
    </style:style>
    <style:style style:name="P10" style:family="paragraph">
      <style:paragraph-properties fo:text-align="center"/>
      <style:text-properties fo:font-weight="bold" style:font-weight-asian="bold" style:font-weight-complex="bold"/>
    </style:style>
    <style:style style:name="P11" style:family="paragraph">
      <style:paragraph-properties fo:text-align="center"/>
      <style:text-properties fo:language="en" fo:country="US"/>
    </style:style>
    <style:style style:name="P12" style:family="paragraph">
      <style:paragraph-properties fo:text-align="center"/>
      <style:text-properties style:font-name="Liberation Sans" fo:font-size="16pt" fo:language="en" fo:country="US" style:letter-kerning="true" style:font-name-asian="Noto Sans CJK SC" style:font-size-asian="18pt" style:font-name-complex="Noto Sans Devanagari2" style:font-size-complex="16pt"/>
    </style:style>
    <style:style style:name="T1"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name-asian="Noto Sans CJK SC" style:font-size-asian="16pt" style:font-style-asian="normal" style:font-weight-asian="normal" style:font-name-complex="Noto Sans Devanagari2" style:font-size-complex="1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2" style:font-size-complex="2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2" style:font-size-complex="20pt" style:font-style-complex="normal" style:font-weight-complex="normal" style:text-emphasize="none"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style:use-window-font-color="true" loext:opacity="0%" style:font-name="Liberation Sans" fo:font-size="24pt" style:font-size-asian="24pt" style:font-name-complex="Noto Sans Devanagari2" style:font-size-complex="24pt"/>
    </style:style>
    <style:style style:name="T7" style:family="text">
      <style:text-properties style:use-window-font-color="true" loext:opacity="0%" style:font-name="Liberation Sans" fo:font-size="24pt" fo:font-style="italic" style:font-size-asian="24pt" style:font-style-asian="italic" style:font-name-complex="Noto Sans Devanagari2" style:font-size-complex="24pt" style:font-style-complex="italic"/>
    </style:style>
    <style:style style:name="T8" style:family="text">
      <style:text-properties style:use-window-font-color="true" loext:opacity="0%" style:font-name="Liberation Sans" fo:font-size="20pt" style:font-size-asian="20pt" style:font-name-complex="Noto Sans Devanagari2" style:font-size-complex="20pt"/>
    </style:style>
    <style:style style:name="T9" style:family="text">
      <style:text-properties style:use-window-font-color="true" loext:opacity="0%" style:font-name="Liberation Sans" fo:font-size="20pt" fo:font-style="italic" style:font-size-asian="20pt" style:font-style-asian="italic" style:font-name-complex="Noto Sans Devanagari2" style:font-size-complex="20pt" style:font-style-complex="italic"/>
    </style:style>
    <style:style style:name="T10" style:family="text">
      <style:text-properties style:use-window-font-color="true" loext:opacity="0%" style:font-name="Liberation Sans" fo:font-size="16pt" fo:font-style="italic" style:font-size-asian="16pt" style:font-style-asian="italic" style:font-name-complex="Noto Sans Devanagari2" style:font-size-complex="16pt" style:font-style-complex="italic"/>
    </style:style>
    <style:style style:name="T11" style:family="text">
      <style:text-properties fo:color="#000000" loext:opacity="100%" style:font-name="Consolas" fo:font-size="20pt" style:font-size-asian="20pt" style:font-name-complex="Consolas" style:font-size-complex="18pt"/>
    </style:style>
    <style:style style:name="T12" style:family="text">
      <style:text-properties style:font-name="Liberation Sans" fo:font-size="24pt" fo:font-style="italic" style:letter-kerning="true" style:font-name-asian="Noto Sans CJK SC" style:font-size-asian="24pt" style:font-style-asian="italic" style:font-name-complex="Noto Sans Devanagari2" style:font-size-complex="24pt" style:font-style-complex="italic"/>
    </style:style>
    <style:style style:name="T13" style:family="text">
      <style:text-properties style:font-name="Liberation Sans" fo:font-size="16pt" fo:font-style="italic" style:letter-kerning="true" style:font-name-asian="Noto Sans CJK SC" style:font-size-asian="16pt" style:font-style-asian="italic" style:font-name-complex="Noto Sans Devanagari2" style:font-size-complex="16pt" style:font-style-complex="italic"/>
    </style:style>
    <style:style style:name="T14" style:family="text">
      <style:text-properties style:use-window-font-color="true" loext:opacity="0%" style:font-name="Liberation Sans" fo:font-size="16pt" fo:font-style="italic" style:letter-kerning="true" style:font-name-asian="Noto Sans CJK SC" style:font-size-asian="16pt" style:font-style-asian="italic" style:font-name-complex="Noto Sans Devanagari2" style:font-size-complex="16pt" style:font-style-complex="italic"/>
    </style:style>
    <style:style style:name="T15" style:family="text">
      <style:text-properties style:use-window-font-color="true" loext:opacity="0%" style:font-name="Liberation Sans" fo:font-size="24pt" fo:font-style="italic" style:letter-kerning="true" style:font-name-asian="Noto Sans CJK SC" style:font-size-asian="24pt" style:font-style-asian="italic" style:font-name-complex="Noto Sans Devanagari2" style:font-size-complex="24pt" style:font-style-complex="italic"/>
    </style:style>
    <style:style style:name="T16" style:family="text">
      <style:text-properties style:use-window-font-color="true" loext:opacity="0%" style:font-name="Liberation Sans" fo:font-size="14pt" fo:font-style="italic" style:letter-kerning="true" style:font-name-asian="Noto Sans CJK SC" style:font-size-asian="14pt" style:font-style-asian="italic" style:font-name-complex="Noto Sans Devanagari2" style:font-size-complex="14pt" style:font-style-complex="italic"/>
    </style:style>
    <style:style style:name="T17" style:family="text">
      <style:text-properties fo:font-variant="normal" fo:text-transform="none" fo:color="#000000" loext:opacity="100%" style:text-outline="false" style:text-line-through-style="none" style:text-line-through-type="none" style:font-name="Consola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18" style:family="text">
      <style:text-properties fo:font-size="16pt" fo:font-weight="bold" style:font-size-complex="16pt" style:font-weight-complex="bold"/>
    </style:style>
    <style:style style:name="T19" style:family="text">
      <style:text-properties style:use-window-font-color="true" loext:opacity="0%" style:font-name="Liberation Sans" fo:font-size="16pt" fo:language="en" fo:country="US" style:letter-kerning="true" style:font-name-asian="Noto Sans CJK SC" style:font-size-asian="18pt" style:font-name-complex="Noto Sans Devanagari2" style:font-size-complex="16pt"/>
    </style:style>
    <style:style style:name="T20" style:family="text">
      <style:text-properties fo:color="#000000" loext:opacity="100%" style:font-name="Consolas" fo:font-size="10pt" fo:language="en" fo:country="US" style:font-name-complex="Consolas" style:font-size-complex="10pt"/>
    </style:style>
    <style:style style:name="T21" style:family="text">
      <style:text-properties style:font-name="Liberation Sans" fo:font-size="16pt" fo:language="en" fo:country="US" style:letter-kerning="true" style:font-name-asian="Noto Sans CJK SC" style:font-size-asian="18pt" style:font-name-complex="Noto Sans Devanagari2" style:font-size-complex="16pt"/>
    </style:style>
    <style:style style:name="T22" style:family="text">
      <style:text-properties fo:color="#000000" loext:opacity="100%" style:font-name="Liberation Sans" fo:font-size="16pt" fo:language="en" fo:country="US" style:letter-kerning="true" style:font-name-asian="Noto Sans CJK SC" style:font-size-asian="18pt" style:font-name-complex="Noto Sans Devanagari2" style:font-size-complex="16pt"/>
    </style:style>
    <style:style style:name="T23" style:family="text">
      <style:text-properties fo:font-size="20pt" fo:font-weight="bold" style:font-size-asian="20pt" style:font-size-complex="2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layer="layout" svg:width="25.199cm" svg:height="2.629cm" svg:x="1.4cm" svg:y="0.628cm" presentation:class="title" presentation:user-transformed="true">
          <draw:text-box>
            <text:p>Configurazioni</text:p>
          </draw:text-box>
        </draw:frame>
        <draw:frame presentation:style-name="pr2" draw:text-style-name="P2" draw:layer="layout" svg:width="25.199cm" svg:height="9.134cm" svg:x="1.4cm" svg:y="3.685cm" presentation:class="subtitle" presentation:user-transformed="true">
          <draw:text-box>
            <text:p text:style-name="P1"><text:span text:style-name="T1">Tipi di chunking:</text:span></text:p>
            <text:p text:style-name="P1"><text:span text:style-name="T2"/></text:p>
            <text:list text:style-name="L1">
              <text:list-item>
                <text:p text:style-name="P1"><text:span text:style-name="T1">Per pagine (già visto finora)</text:span></text:p>
              </text:list-item>
              <text:list-item>
                <text:p text:style-name="P1"><text:span text:style-name="T1">A dimensione fissa di token: 384 e 256 token con eventuale padding</text:span></text:p>
              </text:list-item>
              <text:list-item>
                <text:p text:style-name="P1"><text:span text:style-name="T1">Semantico: separazione del testo laddove certe proprietà matematiche applicate agli embedding (vettori) sono soddisfatte. Diversi tipi: percentile, interquartile, con deviazione standard o con gradiente.</text:span></text:p>
                <text:p text:style-name="P1"><text:span text:style-name="T2"/></text:p>
              </text:list-item>
            </text:list>
            <text:p text:style-name="P1"><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4" draw:layer="layout" svg:width="25.199cm" svg:height="2.629cm" svg:x="1.4cm" svg:y="0.628cm" presentation:class="title">
          <draw:text-box>
            <text:p>Configurazioni</text:p>
          </draw:text-box>
        </draw:frame>
        <draw:frame presentation:style-name="pr5" draw:text-style-name="P4" draw:layer="layout" svg:width="25.199cm" svg:height="9.134cm" svg:x="1.4cm" svg:y="3.685cm" presentation:class="outline" presentation:user-transformed="true">
          <draw:text-box>
            <text:p><text:span text:style-name="T4">Modelli di embedding:</text:span></text:p>
            <text:list text:style-name="L2">
              <text:list-header>
                <text:p><text:span text:style-name="T4"/></text:p>
              </text:list-header>
              <text:list-item>
                <text:p><text:span text:style-name="T4">MPNET base v2 (109M parametri)</text:span></text:p>
              </text:list-item>
              <text:list-item>
                <text:p><text:span text:style-name="T4">MiniLM L6 v2 (23M parametri)</text:span></text:p>
              </text:list-item>
              <text:list-item>
                <text:p><text:span text:style-name="T4">MiniLM L12 v2 (33M parametri)</text:span></text:p>
              </text:list-item>
            </text:list>
            <text:p><text:span text:style-name="T4"/></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4" draw:layer="layout" svg:width="25.199cm" svg:height="2.629cm" svg:x="1.4cm" svg:y="0.628cm" presentation:class="title">
          <draw:text-box>
            <text:p>Dataset di valutazione</text:p>
          </draw:text-box>
        </draw:frame>
        <draw:frame presentation:style-name="pr5" draw:text-style-name="P4" draw:layer="layout" svg:width="25.199cm" svg:height="9.134cm" svg:x="1.4cm" svg:y="3.685cm" presentation:class="outline" presentation:user-transformed="true">
          <draw:text-box>
            <text:p><text:span text:style-name="T4">È composto da 28 domande e risposte, assunte come ground truth, generate da un modello LLM (Mixtral).</text:span></text:p>
            <text:p><text:span text:style-name="T4"/></text:p>
            <text:p><text:span text:style-name="T4">Viene effettuata una tokenizzazione del database (2000 token per chunk); quindi, viene selezionato a caso un chunk e l’LLM genera una coppia domanda-risposta. </text:span></text:p>
            <text:p><text:span text:style-name="T4"/></text:p>
            <text:p><text:span text:style-name="T4">La validità delle ground truth è stata verificata manualmente</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4" draw:layer="layout" svg:width="25.199cm" svg:height="2.629cm" svg:x="1.4cm" svg:y="0.628cm" presentation:class="title">
          <draw:text-box>
            <text:p>Dataset di valutazione</text:p>
          </draw:text-box>
        </draw:frame>
        <draw:frame presentation:style-name="pr5" draw:text-style-name="P4" draw:layer="layout" svg:width="25.199cm" svg:height="11.815cm" svg:x="1.4cm" svg:y="3.685cm" presentation:class="outline" presentation:user-transformed="true">
          <draw:text-box>
            <text:p><text:span text:style-name="T5">Alcune domande e risposte:</text:span></text:p>
            <text:p><text:span text:style-name="T4"/></text:p>
            <text:p><text:span text:style-name="T6">Q: </text:span><text:span text:style-name="T7">What is the net promoter score in Italy in 2018? </text:span></text:p>
            <text:p><text:span text:style-name="T6">A: </text:span><text:span text:style-name="T7">The net promoter score in 2018 is 31% for dental clinics and 38% for dental laboratories.</text:span><text:span text:style-name="T6"> </text:span></text:p>
            <text:p><text:span text:style-name="T8"/></text:p>
            <text:p text:style-name="P5"><text:span text:style-name="T6">Q: What percentage of cad-cam users have a chairside in Brazil?</text:span><text:span text:style-name="T7"> </text:span></text:p>
            <text:p text:style-name="P5"><text:span text:style-name="T6">A: Less than 2% of CAD-CAM users in Brazil have a chairside system. Specifically, 4.7% of those offering CAD-CAM prostheses utilize chairside technology. Overall, the penetration of chairside milling units is quite low in the country.</text:span><text:span text:style-name="T7"> </text:span></text:p>
            <text:p><text:span text:style-name="T8"/></text:p>
            <text:p><text:span text:style-name="T6">Q: </text:span><text:span text:style-name="T7">What is the most used intraoral scanner brand? (*) </text:span></text:p>
            <text:p><text:span text:style-name="T6">A: </text:span><text:span text:style-name="T7">3Shape is the most used intraoral scanner brand.</text:span></text:p>
            <text:p><text:span text:style-name="T9"/></text:p>
            <text:p><text:span text:style-name="T9"/></text:p>
            <text:p><text:span text:style-name="T10">(la capacità di riconoscere la dimensione spaziale e temporale dai documenti sarà oggetto di ricerca.)</text:span></text:p>
            <text:p><text:span text:style-name="T9"/></text:p>
            <text:p><text:span text:style-name="T9"/></text:p>
            <text:p><text:span text:style-name="T8"/></text:p>
            <text:p><text:span text:style-name="T11"/></text:p>
            <text:p><text:span text:style-name="T11"/></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4" draw:layer="layout" svg:width="25.199cm" svg:height="2.629cm" svg:x="1.4cm" svg:y="0.628cm" presentation:class="title">
          <draw:text-box>
            <text:p>Dataset di valutazione</text:p>
          </draw:text-box>
        </draw:frame>
        <draw:frame presentation:style-name="pr6" draw:text-style-name="P6" draw:layer="layout" svg:width="25.199cm" svg:height="11.277cm" svg:x="1.4cm" svg:y="3.685cm" presentation:class="outline" presentation:user-transformed="true">
          <draw:text-box>
            <text:p><text:span text:style-name="T12"><text:s/></text:span><text:span text:style-name="T13">Q: What is the main reason why dental professionals are not willing to purchase an intra-oral scanner within 2 years? </text:span></text:p>
            <text:p><text:span text:style-name="T13">A: The main reason why dental professionals are not willing to purchase an intra-oral scanner within 2 years is the price, followed by the lack of need and the preference for the traditional method. </text:span></text:p>
            <text:p><text:span text:style-name="T12"/></text:p>
            <text:p><text:span text:style-name="T14">Q: What is the most recommended ios brand in dental labs in Europe? </text:span></text:p>
            <text:p><text:span text:style-name="T14">A: 3shape</text:span></text:p>
            <text:p><text:span text:style-name="T15"/></text:p>
            <text:p><text:span text:style-name="T14">Q: What is the penetration of dental scanners in the sample of dental laboratories? </text:span></text:p>
            <text:p><text:span text:style-name="T13">A: The penetration of dental scanners in the sample of dental laboratories is 84%. .</text:span></text:p>
            <text:p><text:span text:style-name="T16"/></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4" draw:layer="layout" svg:width="25.199cm" svg:height="2.629cm" svg:x="1.4cm" svg:y="0.628cm" presentation:class="title">
          <draw:text-box>
            <text:p>RAGAS</text:p>
          </draw:text-box>
        </draw:frame>
        <draw:frame presentation:style-name="pr5" draw:layer="layout" svg:width="25.199cm" svg:height="10.815cm" svg:x="1.4cm" svg:y="3.685cm" presentation:class="outline" presentation:user-transformed="true">
          <draw:text-box>
            <text:p><text:span text:style-name="T4">RAG ASsessment è un popolare framework per la valutazione dei sistemi RAG, sia della fase di retrieve che di generazione.</text:span></text:p>
            <text:p><text:span text:style-name="T4"/></text:p>
            <text:p><text:span text:style-name="T4">Fornisce punteggi nell’intervallo [0,1] sulle seguenti metriche:</text:span></text:p>
            <text:list text:style-name="L2">
              <text:list-item>
                <text:p><text:span text:style-name="T4">Context precision (CP): proporzione dei chunk rilevanti per formulare la risposta rispetto a tutto il contesto</text:span></text:p>
              </text:list-item>
              <text:list-item>
                <text:p><text:span text:style-name="T4">Faithfulness (F): fedeltà della risposta generata rispetto al contesto</text:span></text:p>
              </text:list-item>
              <text:list-item>
                <text:p><text:span text:style-name="T4">Answer relevancy (AR): misura pertinenza e ridondanza della risposta rispetto alla query</text:span></text:p>
              </text:list-item>
              <text:list-item>
                <text:p><text:span text:style-name="T4">Context recall (CR): proporzione di documenti rilevanti sono stati tenuti in conto per formulare la risposta</text:span></text:p>
              </text:list-item>
              <text:list-item>
                <text:p><text:span text:style-name="T4">Answer correctness (AC): quanto simile è la risposta generata alla ground truth</text:span></text:p>
              </text:list-item>
            </text:list>
            <text:p><text:span text:style-name="T4"/></text:p>
          </draw:text-box>
        </draw:frame>
        <presentation:notes draw:style-name="dp1">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4" draw:layer="layout" svg:width="25.199cm" svg:height="2.629cm" svg:x="1.4cm" svg:y="0.628cm" presentation:class="title">
          <draw:text-box>
            <text:p>Valutazioni (I)</text:p>
          </draw:text-box>
        </draw:frame>
        <draw:frame presentation:style-name="pr5" draw:layer="layout" svg:width="25.199cm" svg:height="10.815cm" svg:x="1.4cm" svg:y="3.685cm" presentation:class="outline" presentation:user-transformed="true">
          <draw:text-box>
            <text:p><text:span text:style-name="T4">Query: </text:span></text:p>
            <text:p><text:span text:style-name="T4">“</text:span><text:span text:style-name="T17">Which brand has the highest ratio between spontaneous and total notoriety in the digital equipment segment in Spain?</text:span><text:span text:style-name="T4">”</text:span></text:p>
            <text:p><text:span text:style-name="T4"/></text:p>
            <text:p><text:span text:style-name="T4">Risposta “vera”:</text:span></text:p>
            <text:p><text:span text:style-name="T4">“</text:span><text:span text:style-name="T17">Dentsply Sirona</text:span><text:span text:style-name="T4">”</text:span></text:p>
          </draw:text-box>
        </draw:frame>
        <presentation:notes draw:style-name="dp1">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4" draw:layer="layout" svg:width="25.199cm" svg:height="2.629cm" svg:x="1.4cm" svg:y="0.628cm" presentation:class="title">
          <draw:text-box>
            <text:p text:style-name="P8">Valutazioni (I)</text:p>
          </draw:text-box>
        </draw:frame>
        <draw:frame presentation:style-name="pr5" draw:layer="layout" svg:width="25.199cm" svg:height="12.5cm" svg:x="1.137cm" svg:y="2.5cm" presentation:class="outline" presentation:user-transformed="true">
          <draw:text-box>
            <text:p text:style-name="P9"><text:span text:style-name="T18"/></text:p>
            <text:p><text:span text:style-name="T4">Modello: MPNET base v2</text:span></text:p>
          </draw:text-box>
        </draw:frame>
        <draw:frame draw:style-name="gr2" draw:layer="layout" svg:width="25.93cm" svg:height="10.155cm" svg:x="1.137cm" svg:y="4.58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10">Chunking</text:p>
              </table:table-cell>
              <table:table-cell>
                <text:p text:style-name="P10">Risposta</text:p>
              </table:table-cell>
              <table:table-cell>
                <text:p text:style-name="P10">CP</text:p>
              </table:table-cell>
              <table:table-cell>
                <text:p text:style-name="P10">F</text:p>
              </table:table-cell>
              <table:table-cell>
                <text:p text:style-name="P10">AR</text:p>
              </table:table-cell>
              <table:table-cell>
                <text:p text:style-name="P10">CR</text:p>
              </table:table-cell>
              <table:table-cell>
                <text:p text:style-name="P10">AC</text:p>
              </table:table-cell>
            </table:table-row>
            <table:table-row table:style-name="ro2" table:default-cell-style-name="ce2">
              <table:table-cell table:style-name="bg-none">
                <text:p text:style-name="P11"><text:span text:style-name="T19">Page chunking</text:span></text:p>
              </table:table-cell>
              <table:table-cell table:style-name="bg-none">
                <text:p text:style-name="P11"><text:span text:style-name="T20">I don't know.</text:span></text:p>
              </table:table-cell>
              <table:table-cell>
                <text:p text:style-name="P12">0.000</text:p>
              </table:table-cell>
              <table:table-cell>
                <text:p text:style-name="P12">1.000</text:p>
              </table:table-cell>
              <table:table-cell>
                <text:p text:style-name="P12">0.000</text:p>
              </table:table-cell>
              <table:table-cell>
                <text:p text:style-name="P12">0.000</text:p>
              </table:table-cell>
              <table:table-cell>
                <text:p text:style-name="P12">0.028</text:p>
              </table:table-cell>
            </table:table-row>
            <table:table-row table:style-name="ro2" table:default-cell-style-name="ce2">
              <table:table-cell table:style-name="bg-none">
                <text:p text:style-name="P11"><text:span text:style-name="T19">384, 20</text:span></text:p>
              </table:table-cell>
              <table:table-cell table:style-name="bg-none">
                <text:p text:style-name="P11"><text:span text:style-name="T20">I don't know.</text:span></text:p>
              </table:table-cell>
              <table:table-cell>
                <text:p text:style-name="P12">0.000</text:p>
              </table:table-cell>
              <table:table-cell>
                <text:p text:style-name="P12">1.000</text:p>
              </table:table-cell>
              <table:table-cell>
                <text:p text:style-name="P12">0.000</text:p>
              </table:table-cell>
              <table:table-cell>
                <text:p text:style-name="P12">1.000</text:p>
              </table:table-cell>
              <table:table-cell>
                <text:p text:style-name="P12">0.028</text:p>
              </table:table-cell>
            </table:table-row>
            <table:table-row table:style-name="ro2" table:default-cell-style-name="ce2">
              <table:table-cell table:style-name="bg-none">
                <text:p text:style-name="P11"><text:span text:style-name="T19">Semantic percentile</text:span></text:p>
              </table:table-cell>
              <table:table-cell table:style-name="bg-none">
                <text:p text:style-name="P11"><text:span text:style-name="T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span></text:p>
              </table:table-cell>
              <table:table-cell>
                <text:p text:style-name="P12">0.500</text:p>
              </table:table-cell>
              <table:table-cell>
                <text:p text:style-name="P12">0.400</text:p>
              </table:table-cell>
              <table:table-cell>
                <text:p text:style-name="P12">0.989</text:p>
              </table:table-cell>
              <table:table-cell>
                <text:p text:style-name="P12">1.000</text:p>
              </table:table-cell>
              <table:table-cell>
                <text:p text:style-name="P12">0.142</text:p>
              </table:table-cell>
            </table:table-row>
          </table:table>
          <draw:image xlink:href="Pictures/TablePreview1.svm" xlink:type="simple" xlink:show="embed" xlink:actuate="onLoad"/>
        </draw:frame>
        <presentation:notes draw:style-name="dp1">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4" draw:layer="layout" svg:width="25.199cm" svg:height="2.629cm" svg:x="1.4cm" svg:y="0.628cm" presentation:class="title">
          <draw:text-box>
            <text:p text:style-name="P8">Valutazioni (I)</text:p>
          </draw:text-box>
        </draw:frame>
        <draw:frame presentation:style-name="pr5" draw:layer="layout" svg:width="25.199cm" svg:height="9.134cm" svg:x="1.4cm" svg:y="2.866cm" presentation:class="outline" presentation:user-transformed="true">
          <draw:text-box>
            <text:p><text:span text:style-name="T4">Modello: MiniLM L6 v2</text:span></text:p>
          </draw:text-box>
        </draw:frame>
        <draw:frame draw:style-name="gr2" draw:layer="layout" svg:width="25.93cm" svg:height="11.094cm" svg:x="1.105cm" svg:y="3.90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3" table:default-cell-style-name="ce1">
              <table:table-cell>
                <text:p text:style-name="P10">Chunking</text:p>
              </table:table-cell>
              <table:table-cell>
                <text:p text:style-name="P10">Risposta</text:p>
              </table:table-cell>
              <table:table-cell>
                <text:p text:style-name="P10">CP</text:p>
              </table:table-cell>
              <table:table-cell>
                <text:p text:style-name="P10">F</text:p>
              </table:table-cell>
              <table:table-cell>
                <text:p text:style-name="P10">AR</text:p>
              </table:table-cell>
              <table:table-cell>
                <text:p text:style-name="P10">CR</text:p>
              </table:table-cell>
              <table:table-cell>
                <text:p text:style-name="P10">AC</text:p>
              </table:table-cell>
            </table:table-row>
            <table:table-row table:style-name="ro4" table:default-cell-style-name="ce2">
              <table:table-cell table:style-name="bg-none">
                <text:p text:style-name="P11"><text:span text:style-name="T19">Page chunking</text:span></text:p>
              </table:table-cell>
              <table:table-cell table:style-name="bg-none">
                <text:p text:style-name="P11"><text:span text:style-name="T20">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span></text:p>
              </table:table-cell>
              <table:table-cell>
                <text:p text:style-name="P11"><text:span text:style-name="T21">0.417</text:span></text:p>
              </table:table-cell>
              <table:table-cell>
                <text:p text:style-name="P11"><text:span text:style-name="T21">0.400</text:span></text:p>
              </table:table-cell>
              <table:table-cell>
                <text:p text:style-name="P11"><text:span text:style-name="T21">0.989</text:span></text:p>
              </table:table-cell>
              <table:table-cell>
                <text:p text:style-name="P11"><text:span text:style-name="T21">1.000</text:span></text:p>
              </table:table-cell>
              <table:table-cell>
                <text:p text:style-name="P11"><text:span text:style-name="T21">0.147</text:span></text:p>
              </table:table-cell>
            </table:table-row>
            <table:table-row table:style-name="ro5" table:default-cell-style-name="ce2">
              <table:table-cell table:style-name="bg-none">
                <text:p text:style-name="P11"><text:span text:style-name="T19">256, 100</text:span></text:p>
              </table:table-cell>
              <table:table-cell table:style-name="bg-none">
                <text:p text:style-name="P11"><text:span text:style-name="T20">The brand with the highest ratio between spontaneous and total notoriety in the digital equipment segment in Spain is Sirona. It is noted for its strong brand awareness and positioning in the market. Other brands mentioned include 3M, but Sirona stands out in this context.</text:span></text:p>
              </table:table-cell>
              <table:table-cell>
                <text:p text:style-name="P12">0.000</text:p>
              </table:table-cell>
              <table:table-cell>
                <text:p text:style-name="P11"><text:span text:style-name="T21">0.600</text:span></text:p>
              </table:table-cell>
              <table:table-cell>
                <text:p text:style-name="P11"><text:span text:style-name="T21">0.989</text:span></text:p>
              </table:table-cell>
              <table:table-cell>
                <text:p text:style-name="P11"><text:span text:style-name="T21">0.000</text:span></text:p>
              </table:table-cell>
              <table:table-cell>
                <text:p text:style-name="P11"><text:span text:style-name="T21">0.125</text:span></text:p>
              </table:table-cell>
            </table:table-row>
            <table:table-row table:style-name="ro6" table:default-cell-style-name="ce2">
              <table:table-cell table:style-name="bg-none">
                <text:p text:style-name="P11"><text:span text:style-name="T19">Semantic percentile</text:span></text:p>
              </table:table-cell>
              <table:table-cell table:style-name="bg-none">
                <text:p text:style-name="P11"><text:span text:style-name="T20">Dentsply Sirona has the highest ratio between spontaneous and total notoriety in the digital equipment segment in Spain. It is followed by 3shape and Carestream. These brands demonstrate significant awareness and relevance in the market. </text:span></text:p>
              </table:table-cell>
              <table:table-cell>
                <text:p text:style-name="P11"><text:span text:style-name="T21">0.639</text:span></text:p>
              </table:table-cell>
              <table:table-cell>
                <text:p text:style-name="P11"><text:span text:style-name="T21">0.500</text:span></text:p>
              </table:table-cell>
              <table:table-cell>
                <text:p text:style-name="P11"><text:span text:style-name="T21">0.940</text:span></text:p>
              </table:table-cell>
              <table:table-cell>
                <text:p text:style-name="P11"><text:span text:style-name="T21">1.000</text:span></text:p>
              </table:table-cell>
              <table:table-cell>
                <text:p text:style-name="P11"><text:span text:style-name="T21">0.169</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4" draw:layer="layout" svg:width="25.199cm" svg:height="2.629cm" svg:x="1.4cm" svg:y="0.628cm" presentation:class="title">
          <draw:text-box>
            <text:p text:style-name="P8">Valutazioni (I)</text:p>
          </draw:text-box>
        </draw:frame>
        <draw:frame presentation:style-name="pr5" draw:layer="layout" svg:width="25.199cm" svg:height="9.134cm" svg:x="1.4cm" svg:y="2.866cm" presentation:class="outline" presentation:user-transformed="true">
          <draw:text-box>
            <text:p><text:span text:style-name="T4">Modello: MiniLM L12 v2</text:span></text:p>
          </draw:text-box>
        </draw:frame>
        <draw:frame draw:style-name="gr2" draw:layer="layout" svg:width="25.93cm" svg:height="11.805cm" svg:x="1.105cm" svg:y="3.805cm">
          <table:table table:template-name="default" table:use-first-row-styles="true" table:use-banding-rows-styles="true">
            <table:table-column table:style-name="co1"/>
            <table:table-column table:style-name="co8"/>
            <table:table-column table:style-name="co9"/>
            <table:table-column table:style-name="co9"/>
            <table:table-column table:style-name="co9"/>
            <table:table-column table:style-name="co10"/>
            <table:table-column table:style-name="co11"/>
            <table:table-row table:style-name="ro3" table:default-cell-style-name="ce1">
              <table:table-cell>
                <text:p text:style-name="P10">Chunking</text:p>
              </table:table-cell>
              <table:table-cell>
                <text:p text:style-name="P10">Risposta</text:p>
              </table:table-cell>
              <table:table-cell>
                <text:p text:style-name="P10">CP</text:p>
              </table:table-cell>
              <table:table-cell>
                <text:p text:style-name="P10">F</text:p>
              </table:table-cell>
              <table:table-cell>
                <text:p text:style-name="P10">AR</text:p>
              </table:table-cell>
              <table:table-cell>
                <text:p text:style-name="P10">CR</text:p>
              </table:table-cell>
              <table:table-cell>
                <text:p text:style-name="P10">AC</text:p>
              </table:table-cell>
            </table:table-row>
            <table:table-row table:style-name="ro4" table:default-cell-style-name="ce2">
              <table:table-cell table:style-name="bg-none">
                <text:p text:style-name="P11"><text:span text:style-name="T19">Page chunking</text:span></text:p>
              </table:table-cell>
              <table:table-cell table:style-name="bg-none">
                <text:p text:style-name="P11"><text:span text:style-name="T20">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span></text:p>
              </table:table-cell>
              <table:table-cell>
                <text:p text:style-name="P11"><text:span text:style-name="T22">0.583</text:span></text:p>
              </table:table-cell>
              <table:table-cell>
                <text:p text:style-name="P11"><text:span text:style-name="T21">0.875</text:span></text:p>
              </table:table-cell>
              <table:table-cell>
                <text:p text:style-name="P11"><text:span text:style-name="T21">0.989</text:span></text:p>
              </table:table-cell>
              <table:table-cell>
                <text:p text:style-name="P11"><text:span text:style-name="T21">0.000</text:span></text:p>
              </table:table-cell>
              <table:table-cell>
                <text:p text:style-name="P11"><text:span text:style-name="T21">0.131</text:span></text:p>
              </table:table-cell>
            </table:table-row>
            <table:table-row table:style-name="ro5" table:default-cell-style-name="ce2">
              <table:table-cell table:style-name="bg-none">
                <text:p text:style-name="P11"><text:span text:style-name="T19">256, 100</text:span></text:p>
              </table:table-cell>
              <table:table-cell table:style-name="bg-none">
                <text:p text:style-name="P11"><text:span text:style-name="T20">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mentions. </text:span></text:p>
              </table:table-cell>
              <table:table-cell>
                <text:p text:style-name="P12">0.250</text:p>
              </table:table-cell>
              <table:table-cell>
                <text:p text:style-name="P11"><text:span text:style-name="T21">0.800</text:span></text:p>
              </table:table-cell>
              <table:table-cell>
                <text:p text:style-name="P11"><text:span text:style-name="T21">0.989</text:span></text:p>
              </table:table-cell>
              <table:table-cell>
                <text:p text:style-name="P11"><text:span text:style-name="T21">0.000</text:span></text:p>
              </table:table-cell>
              <table:table-cell>
                <text:p text:style-name="P11"><text:span text:style-name="T21">0.126</text:span></text:p>
              </table:table-cell>
            </table:table-row>
            <table:table-row table:style-name="ro6" table:default-cell-style-name="ce2">
              <table:table-cell table:style-name="bg-none">
                <text:p text:style-name="P11"><text:span text:style-name="T19">Semantic percentile</text:span></text:p>
              </table:table-cell>
              <table:table-cell table:style-name="bg-none">
                <text:p text:style-name="P11"><text:span text:style-name="T20">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span></text:p>
              </table:table-cell>
              <table:table-cell>
                <text:p text:style-name="P11"><text:span text:style-name="T21">0.583</text:span></text:p>
              </table:table-cell>
              <table:table-cell>
                <text:p text:style-name="P11"><text:span text:style-name="T21">0.500</text:span></text:p>
              </table:table-cell>
              <table:table-cell>
                <text:p text:style-name="P11"><text:span text:style-name="T21">0.989</text:span></text:p>
              </table:table-cell>
              <table:table-cell>
                <text:p text:style-name="P11"><text:span text:style-name="T21">1.000</text:span></text:p>
              </table:table-cell>
              <table:table-cell>
                <text:p text:style-name="P11"><text:span text:style-name="T21">0.171</text:span></text:p>
              </table:table-cell>
            </table:table-row>
          </table:table>
          <draw:image xlink:href="Pictures/TablePreview3.svm" xlink:type="simple" xlink:show="embed" xlink:actuate="onLoad"/>
        </draw:frame>
        <presentation:notes draw:style-name="dp1">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4" draw:layer="layout" svg:width="25.199cm" svg:height="2.629cm" svg:x="1.4cm" svg:y="0.628cm" presentation:class="title">
          <draw:text-box>
            <text:p>Valutazioni (II)</text:p>
          </draw:text-box>
        </draw:frame>
        <draw:frame presentation:style-name="pr5" draw:layer="layout" svg:width="25.199cm" svg:height="10.815cm" svg:x="1.4cm" svg:y="3.685cm" presentation:class="outline" presentation:user-transformed="true">
          <draw:text-box>
            <text:p><text:span text:style-name="T4">Query: </text:span></text:p>
            <text:p text:style-name="P5"><text:span text:style-name="T4">“</text:span><text:span text:style-name="T17">How does the brand Bego rate in terms of reputation?</text:span><text:span text:style-name="T4">”</text:span></text:p>
            <text:p><text:span text:style-name="T4"/></text:p>
            <text:p><text:span text:style-name="T4">Risposta “vera”:</text:span></text:p>
            <text:p text:style-name="P5"><text:span text:style-name="T4">“</text:span><text:span text:style-name="T17">The brand Bego scores higher than average in trustworthiness but falls down below the average in affordability.</text:span><text:span text:style-name="T4">”</text:span></text:p>
          </draw:text-box>
        </draw:frame>
        <presentation:notes draw:style-name="dp1">
          <draw:page-thumbnail draw:style-name="gr1" draw:layer="layout" svg:width="19.798cm" svg:height="11.136cm" svg:x="0.6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4" draw:layer="layout" svg:width="25.199cm" svg:height="2.629cm" svg:x="1.4cm" svg:y="0.628cm" presentation:class="title">
          <draw:text-box>
            <text:p text:style-name="P8">Valutazioni (II)</text:p>
          </draw:text-box>
        </draw:frame>
        <draw:frame presentation:style-name="pr5" draw:layer="layout" svg:width="25.199cm" svg:height="12.5cm" svg:x="1.137cm" svg:y="1.5cm" presentation:class="outline" presentation:user-transformed="true">
          <draw:text-box>
            <text:p text:style-name="P9"><text:span text:style-name="T23"/></text:p>
            <text:p><text:span text:style-name="T4">Modello: MPNET base v2</text:span></text:p>
          </draw:text-box>
        </draw:frame>
        <draw:frame draw:style-name="gr2" draw:layer="layout" svg:width="25.93cm" svg:height="12.284cm" svg:x="1.137cm" svg:y="3.48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4"/>
            <table:table-column table:style-name="co12"/>
            <table:table-row table:style-name="ro1" table:default-cell-style-name="ce1">
              <table:table-cell>
                <text:p text:style-name="P10">Chunking</text:p>
              </table:table-cell>
              <table:table-cell>
                <text:p text:style-name="P10">Risposta</text:p>
              </table:table-cell>
              <table:table-cell>
                <text:p text:style-name="P10">CP</text:p>
              </table:table-cell>
              <table:table-cell>
                <text:p text:style-name="P10">F</text:p>
              </table:table-cell>
              <table:table-cell>
                <text:p text:style-name="P10">AR</text:p>
              </table:table-cell>
              <table:table-cell>
                <text:p text:style-name="P10">CR</text:p>
              </table:table-cell>
              <table:table-cell>
                <text:p text:style-name="P10">AC</text:p>
              </table:table-cell>
            </table:table-row>
            <table:table-row table:style-name="ro2" table:default-cell-style-name="ce2">
              <table:table-cell table:style-name="bg-none">
                <text:p text:style-name="P11"><text:span text:style-name="T19">Page </text:span><text:span text:style-name="T19">chunking</text:span></text:p>
              </table:table-cell>
              <table:table-cell table:style-name="bg-none">
                <text:p text:style-name="P11"><text:span text:style-name="T20">Bego is rated </text:span><text:span text:style-name="T20">as higher </text:span><text:span text:style-name="T20">than average </text:span><text:span text:style-name="T20">in terms of </text:span><text:span text:style-name="T20">trustworthine</text:span><text:span text:style-name="T20">ss, which </text:span><text:span text:style-name="T20">positively </text:span><text:span text:style-name="T20">reflects its </text:span><text:span text:style-name="T20">reputation. </text:span><text:span text:style-name="T20">However, it </text:span><text:span text:style-name="T20">is perceived </text:span><text:span text:style-name="T20">as "too </text:span><text:span text:style-name="T20">expensive," </text:span><text:span text:style-name="T20">which may </text:span><text:span text:style-name="T20">negatively </text:span><text:span text:style-name="T20">impact its </text:span><text:span text:style-name="T20">overall brand </text:span><text:span text:style-name="T20">image. </text:span><text:span text:style-name="T20">Overall, Bego </text:span><text:span text:style-name="T20">seems to have </text:span><text:span text:style-name="T20">a mixed </text:span><text:span text:style-name="T20">reputation, </text:span><text:span text:style-name="T20">excelling in </text:span><text:span text:style-name="T20">trust but </text:span><text:span text:style-name="T20">struggling </text:span><text:span text:style-name="T20">with </text:span><text:span text:style-name="T20">affordability</text:span><text:span text:style-name="T20">.</text:span></text:p>
              </table:table-cell>
              <table:table-cell>
                <text:p text:style-name="P11"><text:span text:style-name="T21">1.000</text:span></text:p>
              </table:table-cell>
              <table:table-cell>
                <text:p text:style-name="P11"><text:span text:style-name="T21">0.714</text:span></text:p>
              </table:table-cell>
              <table:table-cell>
                <text:p text:style-name="P11"><text:span text:style-name="T21">0.774</text:span></text:p>
              </table:table-cell>
              <table:table-cell>
                <text:p text:style-name="P11"><text:span text:style-name="T21">1.000</text:span></text:p>
              </table:table-cell>
              <table:table-cell>
                <text:p text:style-name="P11"><text:span text:style-name="T21">0.648</text:span></text:p>
              </table:table-cell>
            </table:table-row>
            <table:table-row table:style-name="ro2" table:default-cell-style-name="ce2">
              <table:table-cell table:style-name="bg-none">
                <text:p text:style-name="P11"><text:span text:style-name="T19">384, 20</text:span></text:p>
              </table:table-cell>
              <table:table-cell table:style-name="bg-none">
                <text:p text:style-name="P11"><text:span text:style-name="T20">Bego has a </text:span><text:span text:style-name="T20">high </text:span><text:span text:style-name="T20">reputation, </text:span><text:span text:style-name="T20">scoring above </text:span><text:span text:style-name="T20">average in </text:span><text:span text:style-name="T20">areas such as </text:span><text:span text:style-name="T20">trustworthine</text:span><text:span text:style-name="T20">ss and </text:span><text:span text:style-name="T20">innovation. </text:span><text:span text:style-name="T20">It is well-</text:span><text:span text:style-name="T20">regarded in </text:span><text:span text:style-name="T20">Germany, </text:span><text:span text:style-name="T20">where it </text:span><text:span text:style-name="T20">enjoys strong </text:span><text:span text:style-name="T20">brand </text:span><text:span text:style-name="T20">awareness. </text:span><text:span text:style-name="T20">However, it </text:span><text:span text:style-name="T20">is perceived </text:span><text:span text:style-name="T20">as being less </text:span><text:span text:style-name="T20">affordable </text:span><text:span text:style-name="T20">compared to </text:span><text:span text:style-name="T20">its </text:span><text:span text:style-name="T20">competitors. </text:span></text:p>
              </table:table-cell>
              <table:table-cell>
                <text:p text:style-name="P11"><text:span text:style-name="T21">1.000</text:span></text:p>
              </table:table-cell>
              <table:table-cell>
                <text:p text:style-name="P11"><text:span text:style-name="T21">0.833</text:span></text:p>
              </table:table-cell>
              <table:table-cell>
                <text:p text:style-name="P11"><text:span text:style-name="T21">0.797</text:span></text:p>
              </table:table-cell>
              <table:table-cell>
                <text:p text:style-name="P12">1.000</text:p>
              </table:table-cell>
              <table:table-cell>
                <text:p text:style-name="P11"><text:span text:style-name="T21">0.554</text:span></text:p>
              </table:table-cell>
            </table:table-row>
            <table:table-row table:style-name="ro2" table:default-cell-style-name="ce2">
              <table:table-cell table:style-name="bg-none">
                <text:p text:style-name="P11"><text:span text:style-name="T19">Semantic </text:span><text:span text:style-name="T19">percentile</text:span></text:p>
              </table:table-cell>
              <table:table-cell table:style-name="bg-none">
                <text:p text:style-name="P11"><text:span text:style-name="T20">The brand </text:span><text:span text:style-name="T20">Bego appears </text:span><text:span text:style-name="T20">to have a </text:span><text:span text:style-name="T20">positive </text:span><text:span text:style-name="T20">reputation, </text:span><text:span text:style-name="T20">with </text:span><text:span text:style-name="T20">attributes </text:span><text:span text:style-name="T20">such as high </text:span><text:span text:style-name="T20">quality and </text:span><text:span text:style-name="T20">trust likely </text:span><text:span text:style-name="T20">contributing </text:span><text:span text:style-name="T20">to its </text:span><text:span text:style-name="T20">standing. </text:span><text:span text:style-name="T20">However, </text:span><text:span text:style-name="T20">specific </text:span><text:span text:style-name="T20">ratings or </text:span><text:span text:style-name="T20">comparisons </text:span><text:span text:style-name="T20">with other </text:span><text:span text:style-name="T20">brands in the </text:span><text:span text:style-name="T20">same category </text:span><text:span text:style-name="T20">are not </text:span><text:span text:style-name="T20">provided in </text:span><text:span text:style-name="T20">the available </text:span><text:span text:style-name="T20">context. </text:span><text:span text:style-name="T20">Overall, it </text:span><text:span text:style-name="T20">seems Bego is </text:span><text:span text:style-name="T20">viewed </text:span><text:span text:style-name="T20">favorably, </text:span><text:span text:style-name="T20">but detailed </text:span><text:span text:style-name="T20">reputation </text:span><text:span text:style-name="T20">metrics are </text:span><text:span text:style-name="T20">not </text:span><text:span text:style-name="T20">available. </text:span></text:p>
              </table:table-cell>
              <table:table-cell>
                <text:p text:style-name="P11"><text:span text:style-name="T21">0.000</text:span></text:p>
              </table:table-cell>
              <table:table-cell>
                <text:p text:style-name="P11"><text:span text:style-name="T21">0.429</text:span></text:p>
              </table:table-cell>
              <table:table-cell>
                <text:p text:style-name="P11"><text:span text:style-name="T21">0.000</text:span></text:p>
              </table:table-cell>
              <table:table-cell>
                <text:p text:style-name="P11"><text:span text:style-name="T21">0.000</text:span></text:p>
              </table:table-cell>
              <table:table-cell>
                <text:p text:style-name="P11"><text:span text:style-name="T21">0.331</text:span></text:p>
              </table:table-cell>
            </table:table-row>
          </table:table>
          <draw:image xlink:href="Pictures/TablePreview4.svm" xlink:type="simple" xlink:show="embed" xlink:actuate="onLoad"/>
        </draw:frame>
        <presentation:notes draw:style-name="dp1">
          <draw:page-thumbnail draw:style-name="gr1"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4" draw:layer="layout" svg:width="25.199cm" svg:height="2.629cm" svg:x="1.4cm" svg:y="0.628cm" presentation:class="title">
          <draw:text-box>
            <text:p text:style-name="P8">Valutazioni (II)</text:p>
          </draw:text-box>
        </draw:frame>
        <draw:frame presentation:style-name="pr5" draw:layer="layout" svg:width="25.199cm" svg:height="9.134cm" svg:x="1.4cm" svg:y="2.666cm" presentation:class="outline" presentation:user-transformed="true">
          <draw:text-box>
            <text:p><text:span text:style-name="T4">Modello: MiniLM L6 v2</text:span></text:p>
          </draw:text-box>
        </draw:frame>
        <draw:frame draw:style-name="gr2" draw:layer="layout" svg:width="25.93cm" svg:height="12.284cm" svg:x="1.105cm" svg:y="3.405cm">
          <table:table table:template-name="default" table:use-first-row-styles="true" table:use-banding-rows-styles="true">
            <table:table-column table:style-name="co1"/>
            <table:table-column table:style-name="co13"/>
            <table:table-column table:style-name="co14"/>
            <table:table-column table:style-name="co15"/>
            <table:table-column table:style-name="co16"/>
            <table:table-column table:style-name="co17"/>
            <table:table-column table:style-name="co18"/>
            <table:table-row table:style-name="ro3" table:default-cell-style-name="ce1">
              <table:table-cell>
                <text:p text:style-name="P10">Chunking</text:p>
              </table:table-cell>
              <table:table-cell>
                <text:p text:style-name="P10">Risposta</text:p>
              </table:table-cell>
              <table:table-cell>
                <text:p text:style-name="P10">CP</text:p>
              </table:table-cell>
              <table:table-cell>
                <text:p text:style-name="P10">F</text:p>
              </table:table-cell>
              <table:table-cell>
                <text:p text:style-name="P10">AR</text:p>
              </table:table-cell>
              <table:table-cell>
                <text:p text:style-name="P10">CR</text:p>
              </table:table-cell>
              <table:table-cell>
                <text:p text:style-name="P10">AC</text:p>
              </table:table-cell>
            </table:table-row>
            <table:table-row table:style-name="ro4" table:default-cell-style-name="ce2">
              <table:table-cell table:style-name="bg-none">
                <text:p text:style-name="P11"><text:span text:style-name="T19">Page chunking</text:span></text:p>
              </table:table-cell>
              <table:table-cell table:style-name="bg-none">
                <text:p text:style-name="P11"><text:span text:style-name="T20">The reputation of the brand Bego appears to be mixed, with varying scores on brand advocacy and loyalty metrics. While some metrics indicate a high likelihood of recommendation, others suggest lower satisfaction levels. Overall, it seems that the brand has both advocates and detractors, impacting its reputation. </text:span></text:p>
              </table:table-cell>
              <table:table-cell>
                <text:p text:style-name="P11"><text:span text:style-name="T21">0.000</text:span></text:p>
              </table:table-cell>
              <table:table-cell>
                <text:p text:style-name="P11"><text:span text:style-name="T21">0.000</text:span></text:p>
              </table:table-cell>
              <table:table-cell>
                <text:p text:style-name="P11"><text:span text:style-name="T21">0.000</text:span></text:p>
              </table:table-cell>
              <table:table-cell>
                <text:p text:style-name="P11"><text:span text:style-name="T21">0.000</text:span></text:p>
              </table:table-cell>
              <table:table-cell>
                <text:p text:style-name="P11"><text:span text:style-name="T21">0.187</text:span></text:p>
              </table:table-cell>
            </table:table-row>
            <table:table-row table:style-name="ro5" table:default-cell-style-name="ce2">
              <table:table-cell table:style-name="bg-none">
                <text:p text:style-name="P11"><text:span text:style-name="T19">256, 100</text:span></text:p>
              </table:table-cell>
              <table:table-cell table:style-name="bg-none">
                <text:p text:style-name="P11"><text:span text:style-name="T20">The brand Bego has a positive reputation based on customer experience and loyalty metrics. It scores well in overall satisfaction, perceived value, and brand advocacy, indicating a strong likelihood of recommendations from users. However, specific numerical ratings or comparisons with other brands are not provided. </text:span></text:p>
              </table:table-cell>
              <table:table-cell>
                <text:p text:style-name="P12">0.000</text:p>
              </table:table-cell>
              <table:table-cell>
                <text:p text:style-name="P11"><text:span text:style-name="T21">0.222</text:span></text:p>
              </table:table-cell>
              <table:table-cell>
                <text:p text:style-name="P11"><text:span text:style-name="T21">0.847</text:span></text:p>
              </table:table-cell>
              <table:table-cell>
                <text:p text:style-name="P11"><text:span text:style-name="T21">0.000</text:span></text:p>
              </table:table-cell>
              <table:table-cell>
                <text:p text:style-name="P11"><text:span text:style-name="T21">0.125</text:span></text:p>
              </table:table-cell>
            </table:table-row>
            <table:table-row table:style-name="ro6" table:default-cell-style-name="ce2">
              <table:table-cell table:style-name="bg-none">
                <text:p text:style-name="P11"><text:span text:style-name="T19">Semantic percentile</text:span></text:p>
              </table:table-cell>
              <table:table-cell table:style-name="bg-none">
                <text:p text:style-name="P11"><text:span text:style-name="T20">The brand Bego has a mixed reputation, with a notable number of neutral responses from users. While specific scores are not provided, general metrics suggest that it may face challenges in terms of brand advocacy compared to competitors. Overall, the brand's perceived value and customer satisfaction appear to require improvement to enhance its reputation. </text:span></text:p>
              </table:table-cell>
              <table:table-cell>
                <text:p text:style-name="P11"><text:span text:style-name="T21">0.000</text:span></text:p>
              </table:table-cell>
              <table:table-cell>
                <text:p text:style-name="P11"><text:span text:style-name="T21">0.125</text:span></text:p>
              </table:table-cell>
              <table:table-cell>
                <text:p text:style-name="P11"><text:span text:style-name="T21">0.000</text:span></text:p>
              </table:table-cell>
              <table:table-cell>
                <text:p text:style-name="P11"><text:span text:style-name="T21">0.000</text:span></text:p>
              </table:table-cell>
              <table:table-cell>
                <text:p text:style-name="P11"><text:span text:style-name="T21">0.187</text:span></text:p>
              </table:table-cell>
            </table:table-row>
          </table:table>
          <draw:image xlink:href="Pictures/TablePreview5.svm" xlink:type="simple" xlink:show="embed" xlink:actuate="onLoad"/>
        </draw:frame>
        <presentation:notes draw:style-name="dp1">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4" draw:layer="layout" svg:width="25.199cm" svg:height="2.629cm" svg:x="1.4cm" svg:y="0.628cm" presentation:class="title">
          <draw:text-box>
            <text:p text:style-name="P8">Valutazioni (II)</text:p>
          </draw:text-box>
        </draw:frame>
        <draw:frame presentation:style-name="pr5" draw:layer="layout" svg:width="25.199cm" svg:height="9.134cm" svg:x="1.4cm" svg:y="2.866cm" presentation:class="outline" presentation:user-transformed="true">
          <draw:text-box>
            <text:p><text:span text:style-name="T4">Modello: MiniLM L12 v2</text:span></text:p>
          </draw:text-box>
        </draw:frame>
        <draw:frame draw:style-name="gr2" draw:layer="layout" svg:width="25.93cm" svg:height="11.326cm" svg:x="1.105cm" svg:y="3.805cm">
          <table:table table:template-name="default" table:use-first-row-styles="true" table:use-banding-rows-styles="true">
            <table:table-column table:style-name="co1"/>
            <table:table-column table:style-name="co8"/>
            <table:table-column table:style-name="co9"/>
            <table:table-column table:style-name="co9"/>
            <table:table-column table:style-name="co9"/>
            <table:table-column table:style-name="co10"/>
            <table:table-column table:style-name="co11"/>
            <table:table-row table:style-name="ro3" table:default-cell-style-name="ce1">
              <table:table-cell>
                <text:p text:style-name="P10">Chunking</text:p>
              </table:table-cell>
              <table:table-cell>
                <text:p text:style-name="P10">Risposta</text:p>
              </table:table-cell>
              <table:table-cell>
                <text:p text:style-name="P10">CP</text:p>
              </table:table-cell>
              <table:table-cell>
                <text:p text:style-name="P10">F</text:p>
              </table:table-cell>
              <table:table-cell>
                <text:p text:style-name="P10">AR</text:p>
              </table:table-cell>
              <table:table-cell>
                <text:p text:style-name="P10">CR</text:p>
              </table:table-cell>
              <table:table-cell>
                <text:p text:style-name="P10">AC</text:p>
              </table:table-cell>
            </table:table-row>
            <table:table-row table:style-name="ro4" table:default-cell-style-name="ce2">
              <table:table-cell table:style-name="bg-none">
                <text:p text:style-name="P11"><text:span text:style-name="T19">Page chunking</text:span></text:p>
              </table:table-cell>
              <table:table-cell table:style-name="bg-none">
                <text:p text:style-name="P11"><text:span text:style-name="T20">Bego has a higher than average reputation in terms of trustworthiness. However, it is considered too expensive compared to some competitors, which may affect its overall perception. The brand's net promoter score indicates a positive improvement, reflecting an increase in advocates.</text:span></text:p>
              </table:table-cell>
              <table:table-cell>
                <text:p text:style-name="P11"><text:span text:style-name="T22">0.500</text:span></text:p>
              </table:table-cell>
              <table:table-cell>
                <text:p text:style-name="P11"><text:span text:style-name="T21">0.333</text:span></text:p>
              </table:table-cell>
              <table:table-cell>
                <text:p text:style-name="P11"><text:span text:style-name="T21">0.756</text:span></text:p>
              </table:table-cell>
              <table:table-cell>
                <text:p text:style-name="P11"><text:span text:style-name="T21">1.000</text:span></text:p>
              </table:table-cell>
              <table:table-cell>
                <text:p text:style-name="P11"><text:span text:style-name="T21">0.792</text:span></text:p>
              </table:table-cell>
            </table:table-row>
            <table:table-row table:style-name="ro5" table:default-cell-style-name="ce2">
              <table:table-cell table:style-name="bg-none">
                <text:p text:style-name="P11"><text:span text:style-name="T19">256, 100</text:span></text:p>
              </table:table-cell>
              <table:table-cell table:style-name="bg-none">
                <text:p text:style-name="P11"><text:span text:style-name="T20">The brand Bego is considered to have a high reputation, receiving one of the highest average scores in evaluations. It is also recognized for being reliable, trustworthy, and innovative. Overall, its reputation stands out positively in the market.</text:span></text:p>
              </table:table-cell>
              <table:table-cell>
                <text:p text:style-name="P12">0.500</text:p>
              </table:table-cell>
              <table:table-cell>
                <text:p text:style-name="P11"><text:span text:style-name="T21">0.000</text:span></text:p>
              </table:table-cell>
              <table:table-cell>
                <text:p text:style-name="P11"><text:span text:style-name="T21">0.912</text:span></text:p>
              </table:table-cell>
              <table:table-cell>
                <text:p text:style-name="P11"><text:span text:style-name="T21">0.000</text:span></text:p>
              </table:table-cell>
              <table:table-cell>
                <text:p text:style-name="P11"><text:span text:style-name="T21">0.518</text:span></text:p>
              </table:table-cell>
            </table:table-row>
            <table:table-row table:style-name="ro6" table:default-cell-style-name="ce2">
              <table:table-cell table:style-name="bg-none">
                <text:p text:style-name="P11"><text:span text:style-name="T19">Semantic percentile</text:span></text:p>
              </table:table-cell>
              <table:table-cell table:style-name="bg-none">
                <text:p text:style-name="P11"><text:span text:style-name="T20">The brand Bego is generally perceived positively, with high scores in reputation, trust, and quality. However, it may not be as competitive in terms of affordability compared to other brands. Overall, Bego's reputation is solid, but there are areas for improvement, particularly in customer orientation.</text:span></text:p>
              </table:table-cell>
              <table:table-cell>
                <text:p text:style-name="P11"><text:span text:style-name="T21">0.000</text:span></text:p>
              </table:table-cell>
              <table:table-cell>
                <text:p text:style-name="P11"><text:span text:style-name="T21">0.000</text:span></text:p>
              </table:table-cell>
              <table:table-cell>
                <text:p text:style-name="P11"><text:span text:style-name="T21">0.853</text:span></text:p>
              </table:table-cell>
              <table:table-cell>
                <text:p text:style-name="P11"><text:span text:style-name="T21">0.000</text:span></text:p>
              </table:table-cell>
              <table:table-cell>
                <text:p text:style-name="P11"><text:span text:style-name="T21">0.494</text:span></text:p>
              </table:table-cell>
            </table:table-row>
          </table:table>
          <draw:image xlink:href="Pictures/TablePreview6.svm" xlink:type="simple" xlink:show="embed" xlink:actuate="onLoad"/>
        </draw:frame>
        <presentation:notes draw:style-name="dp1">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Arial Unicode MS'" style:font-charset="x-symbol"/>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it" fo:country="IT"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2"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it" fo:country="IT" style:letter-kerning="true" style:font-name-asian="DejaVu Sans"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aratteri_20_di_20_numerazione" style:display-name="Caratteri di numerazione" style:family="graphic">
      <style:paragraph-properties style:text-autospace="none"/>
    </style:style>
    <style:style style:name="Titolo_20_tabella" style:display-name="Titolo tabella" style:family="graphic">
      <style:paragraph-properties fo:text-align="center" style:text-autospace="none"/>
      <style:text-properties fo:font-weight="bold" style:font-weight-asian="bold" style:font-weight-complex="bold"/>
    </style:style>
    <style:style style:name="Contenuto_20_tabella" style:display-name="Contenuto tabella" style:family="graphic">
      <style:paragraph-properties style:text-autospace="none"/>
    </style:style>
    <style:style style:name="Testo_20_preformattato" style:display-name="Testo preformattato"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Indice" style:family="graphic">
      <style:paragraph-properties style:text-autospace="none"/>
      <style:text-properties style:font-name-complex="Noto Sans Devanagari"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2"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2:01:42.733390553</meta:creation-date>
    <dc:date>2024-12-03T12:19:45.877065219</dc:date>
    <meta:editing-duration>PT28M37S</meta:editing-duration>
    <meta:editing-cycles>5</meta:editing-cycles>
    <meta:generator>LibreOffice/24.8.3.2$Linux_X86_64 LibreOffice_project/480$Build-2</meta:generator>
    <meta:document-statistic meta:object-count="83"/>
  </office:meta>
</office:document-meta>
</file>